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E0000035D195369F1E932A7B4.png" manifest:media-type="image/png"/>
  <manifest:file-entry manifest:full-path="Pictures/10000201000002C2000000794177B4E616DCC6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cef1" officeooo:paragraph-rsid="000bce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ys – Left Rotation (Circular array)</text:p>
      <text:p text:style-name="P1"><draw:frame draw:style-name="fr2" draw:name="Image1" text:anchor-type="char" svg:width="19.001cm" svg:height="21.355cm" draw:z-index="0"><draw:image xlink:href="Pictures/10000201000002FE0000035D195369F1E932A7B4.png" xlink:type="simple" xlink:show="embed" xlink:actuate="onLoad" draw:mime-type="image/png"/></draw:frame><text:s/></text:p>
      <text:p text:style-name="P1"><draw:frame draw:style-name="fr1" draw:name="Image2" text:anchor-type="char" svg:width="18.681cm" svg:height="3.201cm" draw:z-index="1"><draw:image xlink:href="Pictures/10000201000002C2000000794177B4E616DCC6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7:40:27.597000000</meta:creation-date>
    <dc:date>2022-01-31T17:42:04.665000000</dc:date>
    <meta:editing-duration>PT1M44S</meta:editing-duration>
    <meta:editing-cycles>1</meta:editing-cycles>
    <meta:document-statistic meta:table-count="0" meta:image-count="2" meta:object-count="0" meta:page-count="1" meta:paragraph-count="2" meta:word-count="5" meta:character-count="40" meta:non-whitespace-character-count="34"/>
    <meta:generator>LibreOffice/7.1.8.1$Windows_X86_64 LibreOffice_project/e1f30c802c3269a1d052614453f260e49458c82c</meta:generator>
  </office:meta>
</office:document-meta>
</file>